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4.89mm"/>
    </style:style>
    <style:style style:name="co7" style:family="table-column">
      <style:table-column-properties fo:break-before="auto" style:column-width="6.79mm"/>
    </style:style>
    <style:style style:name="co8" style:family="table-column">
      <style:table-column-properties fo:break-before="auto" style:column-width="6.2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33ff99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0.06pt solid #000000" fo:background-color="#ff9900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0.06pt solid #000000" fo:background-color="#cfe7f5" fo:border-left="0.06pt solid #000000" fo:border-right="none" fo:border-top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4" table:default-cell-style-name="ce3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3"/>
        <table:table-column table:style-name="co9" table:number-columns-repeated="1008" table:default-cell-style-name="ce1"/>
        <table:table-row table:style-name="ro1">
          <table:table-cell table:style-name="Default"/>
          <table:table-cell table:style-name="ce5" office:value-type="string" calcext:value-type="string">
            <text:p>[Report.name]</text:p>
          </table:table-cell>
          <table:table-cell table:style-name="Default" table:number-columns-repeated="1022"/>
        </table:table-row>
        <table:table-row table:style-name="ro2">
          <table:table-cell/>
          <table:table-cell table:style-name="ce6" office:value-type="string" calcext:value-type="string">
            <text:p>[Level1Datum.name]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2" table:number-columns-repeated="2"/>
          <table:table-cell table:style-name="ce7" office:value-type="string" calcext:value-type="string">
            <text:p>[Level2Datum.name]</text:p>
          </table:table-cell>
          <table:table-cell table:style-name="ce2" table:number-columns-repeated="1021"/>
        </table:table-row>
        <table:table-row table:style-name="ro2">
          <table:table-cell table:style-name="ce3"/>
          <table:table-cell/>
          <table:table-cell table:style-name="ce3"/>
          <table:table-cell table:style-name="ce8" office:value-type="string" calcext:value-type="string">
            <text:p>[Level3Datum.name]</text:p>
          </table:table-cell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>
          <table:table-cell/>
          <table:table-cell table:style-name="ce1"/>
          <table:table-cell table:number-columns-repeated="2"/>
          <table:table-cell table:style-name="ce9" office:value-type="string" calcext:value-type="string">
            <text:p>[Level4Datum.name]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2" table:number-columns-repeated="5"/>
          <table:table-cell table:style-name="ce7" office:value-type="string" calcext:value-type="string">
            <text:p>[Level5Datum.name]</text:p>
          </table:table-cell>
          <table:table-cell table:style-name="ce2" table:number-columns-repeated="1018"/>
        </table:table-row>
        <table:table-row table:style-name="ro2"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style-name="ce8" office:value-type="string" calcext:value-type="string">
            <text:p>[Level6Datum.name]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9" office:value-type="string" calcext:value-type="string">
            <text:p>[Level7Datum.name]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8" office:value-type="string" calcext:value-type="string">
            <text:p>[Level8Datum.name]</text:p>
          </table:table-cell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>
          <table:table-cell table:style-name="ce2" table:number-columns-repeated="9"/>
          <table:table-cell table:style-name="ce7" office:value-type="string" calcext:value-type="string">
            <text:p>[Level9Datum.name]</text:p>
          </table:table-cell>
          <table:table-cell table:style-name="ce2" table:number-columns-repeated="1014"/>
        </table:table-row>
        <table:table-row table:style-name="ro2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8" office:value-type="string" calcext:value-type="string">
            <text:p>[Level10Datum.name]</text:p>
          </table:table-cell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[Level11Datum.name]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4" table:number-columns-repeated="12"/>
          <table:table-cell table:style-name="ce10" office:value-type="string" calcext:value-type="string">
            <text:p>[Level12Datum.name]</text:p>
          </table:table-cell>
          <table:table-cell table:style-name="ce4" table:number-columns-repeated="1011"/>
        </table:table-row>
        <table:table-row table:style-name="ro2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[Level13Datum.name]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>
          <table:table-cell table:style-name="ce2" table:number-columns-repeated="14"/>
          <table:table-cell table:style-name="ce7" office:value-type="string" calcext:value-type="string">
            <text:p>[Level14Datum.name]</text:p>
          </table:table-cell>
          <table:table-cell table:style-name="ce2" table:number-columns-repeated="1009"/>
        </table:table-row>
        <table:table-row table:style-name="ro2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[Level15Datum.name]</text:p>
          </table:table-cell>
          <table:table-cell table:number-columns-repeated="1008"/>
        </table:table-row>
        <table:table-row table:style-name="ro2">
          <table:table-cell table:style-name="Default"/>
          <table:table-cell table:style-name="Default" office:value-type="string" calcext:value-type="string">
            <text:p>[Report.date]</text:p>
          </table:table-cell>
          <table:table-cell table:style-name="Default" table:number-columns-repeated="1022"/>
        </table:table-row>
      </table:table>
      <table:named-expressions>
        <table:named-range table:name="Level10Data" table:base-cell-address="$Лист1.$A$4" table:cell-range-address="$Лист1.$A$11:.$AMJ$16" table:range-usable-as="repeat-row"/>
        <table:named-range table:name="Level11Data" table:base-cell-address="$Лист1.$A$4" table:cell-range-address="$Лист1.$A$12:.$AMJ$16" table:range-usable-as="repeat-row"/>
        <table:named-range table:name="Level12Data" table:base-cell-address="$Лист1.$A$4" table:cell-range-address="$Лист1.$A$13:.$AMJ$16" table:range-usable-as="repeat-row"/>
        <table:named-range table:name="Level13Data" table:base-cell-address="$Лист1.$A$4" table:cell-range-address="$Лист1.$A$14:.$AMJ$16" table:range-usable-as="repeat-row"/>
        <table:named-range table:name="Level14Data" table:base-cell-address="$Лист1.$A$4" table:cell-range-address="$Лист1.$A$15:.$AMJ$16" table:range-usable-as="repeat-row"/>
        <table:named-range table:name="Level15Data" table:base-cell-address="$Лист1.$A$4" table:cell-range-address="$Лист1.$A$16:.$AMJ$16" table:range-usable-as="repeat-row"/>
        <table:named-range table:name="Level1Data" table:base-cell-address="$Лист1.$A$4" table:cell-range-address="$Лист1.$A$2:.$AMJ$16" table:range-usable-as="repeat-row"/>
        <table:named-range table:name="Level2Data" table:base-cell-address="$Лист1.$A$4" table:cell-range-address="$Лист1.$A$3:.$AMJ$16" table:range-usable-as="repeat-row"/>
        <table:named-range table:name="Level3Data" table:base-cell-address="$Лист1.$A$4" table:cell-range-address="$Лист1.$A$4:.$AMJ$16" table:range-usable-as="repeat-row"/>
        <table:named-range table:name="Level4Data" table:base-cell-address="$Лист1.$A$13" table:cell-range-address="$Лист1.$A$5:.$AMJ$16" table:range-usable-as="repeat-row"/>
        <table:named-range table:name="Level5Data" table:base-cell-address="$Лист1.$A$4" table:cell-range-address="$Лист1.$A$6:.$AMJ$16" table:range-usable-as="repeat-row"/>
        <table:named-range table:name="Level6Data" table:base-cell-address="$Лист1.$A$4" table:cell-range-address="$Лист1.$A$7:.$AMJ$16" table:range-usable-as="repeat-row"/>
        <table:named-range table:name="Level7Data" table:base-cell-address="$Лист1.$A$4" table:cell-range-address="$Лист1.$A$8:.$AMJ$16" table:range-usable-as="repeat-row"/>
        <table:named-range table:name="Level8Data" table:base-cell-address="$Лист1.$A$4" table:cell-range-address="$Лист1.$A$9:.$AMJ$16" table:range-usable-as="repeat-row"/>
        <table:named-range table:name="Level9Data" table:base-cell-address="$Лист1.$A$4" table:cell-range-address="$Лист1.$A$10:.$AMJ$16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 style:data-style-name="N2" text:time-value="12:58:01.83031160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36:42.568564079</meta:creation-date>
    <dc:date>2016-09-27T12:59:03.815569244</dc:date>
    <meta:editing-duration>PT18M35S</meta:editing-duration>
    <meta:editing-cycles>7</meta:editing-cycles>
    <meta:generator>LibreOffice/5.1.4.2$Linux_X86_64 LibreOffice_project/10m0$Build-2</meta:generator>
    <meta:document-statistic meta:table-count="1" meta:cell-count="17" meta:object-count="0"/>
  </office:meta>
</office:document-meta>
</file>